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0224101394603</text:p>
          </table:table-cell>
          <table:table-cell office:value-type="string" calcext:value-type="string">
            <text:p>2025-01-19 16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5552" calcext:value-type="float">
            <text:p>61.18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224101394603</text:p>
          </table:table-cell>
          <table:table-cell office:value-type="string" calcext:value-type="string">
            <text:p>2024-01-04 19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524" calcext:value-type="float">
            <text:p>60.97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224101394603</text:p>
          </table:table-cell>
          <table:table-cell office:value-type="string" calcext:value-type="string">
            <text:p>2023-01-06 14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1608" calcext:value-type="float">
            <text:p>60.87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224101394603</text:p>
          </table:table-cell>
          <table:table-cell office:value-type="string" calcext:value-type="string">
            <text:p>2022-01-05 21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3864" calcext:value-type="float">
            <text:p>60.63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224101394603</text:p>
          </table:table-cell>
          <table:table-cell office:value-type="string" calcext:value-type="string">
            <text:p>2021-01-06 22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3656" calcext:value-type="float">
            <text:p>60.49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224101394603</text:p>
          </table:table-cell>
          <table:table-cell office:value-type="string" calcext:value-type="string">
            <text:p>2020-01-04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8792" calcext:value-type="float">
            <text:p>60.43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224101394603</text:p>
          </table:table-cell>
          <table:table-cell office:value-type="string" calcext:value-type="string">
            <text:p>2019-01-04 22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992" calcext:value-type="float">
            <text:p>60.3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224101394603</text:p>
          </table:table-cell>
          <table:table-cell office:value-type="string" calcext:value-type="string">
            <text:p>2018-01-04 21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6768" calcext:value-type="float">
            <text:p>60.24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224101394603</text:p>
          </table:table-cell>
          <table:table-cell office:value-type="string" calcext:value-type="string">
            <text:p>2017-01-05 17:26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612" calcext:value-type="float">
            <text:p>60.39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224101394603</text:p>
          </table:table-cell>
          <table:table-cell office:value-type="string" calcext:value-type="string">
            <text:p>2016-01-04 16:39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324" calcext:value-type="float">
            <text:p>60.21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224101394603</text:p>
          </table:table-cell>
          <table:table-cell office:value-type="string" calcext:value-type="string">
            <text:p>2015-01-05 17:58:2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0088" calcext:value-type="float">
            <text:p>60.14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224101394603</text:p>
          </table:table-cell>
          <table:table-cell office:value-type="string" calcext:value-type="string">
            <text:p>2014-01-05 15:43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5328" calcext:value-type="float">
            <text:p>60.15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224101394603</text:p>
          </table:table-cell>
          <table:table-cell office:value-type="string" calcext:value-type="string">
            <text:p>2013-01-05 20:05:5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176" calcext:value-type="float">
            <text:p>59.8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224101394603</text:p>
          </table:table-cell>
          <table:table-cell office:value-type="string" calcext:value-type="string">
            <text:p>2012-01-06 17:32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5896" calcext:value-type="float">
            <text:p>59.36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224101394603</text:p>
          </table:table-cell>
          <table:table-cell office:value-type="string" calcext:value-type="string">
            <text:p>2012-01-06 16:35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3704" calcext:value-type="float">
            <text:p>59.35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224101394603</text:p>
          </table:table-cell>
          <table:table-cell office:value-type="string" calcext:value-type="string">
            <text:p>2011-01-06 19:57:0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1744" calcext:value-type="float">
            <text:p>58.91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224101394603</text:p>
          </table:table-cell>
          <table:table-cell office:value-type="string" calcext:value-type="string">
            <text:p>2010-01-05 17:40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4064" calcext:value-type="float">
            <text:p>58.42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224101394603</text:p>
          </table:table-cell>
          <table:table-cell office:value-type="string" calcext:value-type="string">
            <text:p>2009-01-07 18:35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3104" calcext:value-type="float">
            <text:p>58.36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224101394603</text:p>
          </table:table-cell>
          <table:table-cell office:value-type="string" calcext:value-type="string">
            <text:p>2008-01-07 16:23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4608" calcext:value-type="float">
            <text:p>58.20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224101394603</text:p>
          </table:table-cell>
          <table:table-cell office:value-type="string" calcext:value-type="string">
            <text:p>2007-01-25 14:07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1144" calcext:value-type="float">
            <text:p>57.92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224101394603</text:p>
          </table:table-cell>
          <table:table-cell office:value-type="string" calcext:value-type="string">
            <text:p>2006-01-08 00:25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3776" calcext:value-type="float">
            <text:p>57.64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224101394603</text:p>
          </table:table-cell>
          <table:table-cell office:value-type="string" calcext:value-type="string">
            <text:p>2005-01-12 00:34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224101394603</text:p>
          </table:table-cell>
          <table:table-cell office:value-type="string" calcext:value-type="string">
            <text:p>200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14464" calcext:value-type="float">
            <text:p>57.81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51" meta:object-count="0"/>
    <meta:user-defined meta:name="AppVersion">3.0</meta:user-defined>
  </office:meta>
</office:document-meta>
</file>